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 Tests Don't Break: Stress Testing</text:p>
      <text:p text:style-name="P1"><text:span text:style-name="T1"/></text:p>
      <text:p text:style-name="P1"><text:span text:style-name="T1">Adam-bien.com</text:span></text:p>
      <text:p text:style-name="P1"><text:span text:style-name="T1">airhacks.com<text:line-break/></text:span></text:p>
      <text:p text:style-name="P1"><text:span text:style-name="T1">Stress testing is valuable because the test environment doesn't mirror the prod envirionment, so setting up stress tests lets you find bugs that are only visible when lots of load hits the application.</text:span></text:p>
      <text:p text:style-name="P1"><text:span text:style-name="T1"/></text:p>
      <text:p text:style-name="P1"><text:span text:style-name="T1">One idea is to reuse unit tests to create stress tests</text:span></text:p>
      <text:p text:style-name="P1"><text:span text:style-name="T1"/></text:p>
      <text:p text:style-name="P1"><text:span text:style-name="T1">you could also move the tests into a servlet and use the servlet to run integration tests.</text:span></text:p>
      <text:p text:style-name="P1"><text:span text:style-name="T1">You can set it up so that the servelet is in it's own jar so only servers with that jar have the test UI.</text:span></text:p>
      <text:p text:style-name="P1"><text:span text:style-name="T1"/></text:p>
      <text:p text:style-name="P1"><text:span text:style-name="T1">Stress testing:</text:span></text:p>
      <text:p text:style-name="P1"><text:span text:style-name="T1">start with one part of the app and try to break it anyway you can think of, then move on to something else.</text:span></text:p>
      <text:p text:style-name="P1"><text:span text:style-name="T1"/></text:p>
      <text:p text:style-name="P1"><text:span text:style-name="T1">Jmeter: an apach app that can help with stress testing</text:span></text:p>
      <text:p text:style-name="P1"><text:span text:style-name="T1">jenkins can be integrated with jmeter</text:span></text:p>
      <text:p text:style-name="P1"><text:span text:style-name="T1"/></text:p>
      <text:p text:style-name="P1"><text:span text:style-name="T1">Once you get the stress tests to work, the next thing you do is create chaos by doing things like mis-configuring things</text:span></text:p>
      <text:p text:style-name="P1"><text:span text:style-name="T1"/></text:p>
      <text:p text:style-name="P1"><text:span text:style-name="T1">he has a tool on his github for helping stress test. </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4S</meta:editing-duration>
    <meta:editing-cycles>16</meta:editing-cycles>
    <meta:generator>OpenOffice.org/3.4.1$Win32 OpenOffice.org_project/341m1$Build-9593</meta:generator>
    <dc:date>2013-09-26T13:12:28.04</dc:date>
    <meta:document-statistic meta:table-count="0" meta:image-count="0" meta:object-count="0" meta:page-count="1" meta:paragraph-count="13" meta:word-count="167" meta:character-count="900"/>
    <meta:user-defined meta:name="Info 1"/>
    <meta:user-defined meta:name="Info 2"/>
    <meta:user-defined meta:name="Info 3"/>
    <meta:user-defined meta:name="Info 4"/>
  </office:meta>
</office:document-meta>
</file>